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bin" svg:font-family="Cabin" style:font-family-generic="roman" style:font-pitch="variable"/>
    <style:font-face style:name="Cabin1" svg:font-family="Cabin"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 Light" svg:font-family="'Montserrat Light'" style:font-family-generic="roman" style:font-pitch="variable"/>
    <style:font-face style:name="Montserrat Light1" svg:font-family="'Montserrat Light'" style:font-family-generic="system" style:font-pitch="variable"/>
    <style:font-face style:name="Montserrat1" svg:font-family="Montserrat" style:font-family-generic="system" style:font-pitch="variable"/>
  </office:font-face-decls>
  <office:automatic-styles>
    <style:style style:name="P1" style:family="paragraph" style:parent-style-name="Standard">
      <style:paragraph-properties fo:text-align="center" style:justify-single-word="false" fo:break-before="auto" fo:break-after="auto" fo:padding="0cm" fo:border="none"/>
    </style:style>
    <style:style style:name="P2" style:family="paragraph" style:parent-style-name="Standard">
      <style:paragraph-properties fo:break-before="auto" fo:break-after="auto" fo:padding="0cm" fo:border="none"/>
    </style:style>
    <style:style style:name="P3" style:family="paragraph" style:parent-style-name="Standard">
      <style:paragraph-properties fo:break-before="auto" fo:break-after="auto"/>
    </style:style>
    <style:style style:name="P4" style:family="paragraph" style:parent-style-name="Standard">
      <style:paragraph-properties fo:margin-top="0.282cm" fo:margin-bottom="0.212cm" style:contextual-spacing="false" fo:line-height="125%"/>
    </style:style>
    <style:style style:name="P5" style:family="paragraph" style:parent-style-name="Standard">
      <style:paragraph-properties fo:line-height="125%"/>
      <style:text-properties fo:color="#c19a4f" loext:opacity="100%" style:font-name="Montserrat" fo:font-size="12pt" fo:font-weight="bold" style:font-name-asian="Montserrat1" style:font-size-asian="12pt" style:font-weight-asian="bold" style:font-name-complex="Montserrat1" style:font-size-complex="12pt"/>
    </style:style>
    <style:style style:name="P6" style:family="paragraph" style:parent-style-name="Title">
      <style:paragraph-properties fo:margin-top="0cm" fo:margin-bottom="0cm" style:contextual-spacing="false" fo:line-height="125%"/>
      <style:text-properties fo:color="#c19a4f" loext:opacity="100%" style:font-name="Montserrat" fo:font-size="12pt" fo:font-weight="bold" style:font-name-asian="Montserrat1" style:font-size-asian="12pt" style:font-weight-asian="bold" style:font-name-complex="Montserrat1" style:font-size-complex="12pt"/>
    </style:style>
    <style:style style:name="P7" style:family="paragraph" style:parent-style-name="Standard">
      <style:paragraph-properties fo:margin-top="0cm" fo:margin-bottom="0cm" style:contextual-spacing="false" fo:line-height="125%"/>
      <style:text-properties fo:color="#c19a4f" loext:opacity="100%" style:font-name="Montserrat" fo:font-size="12pt" fo:font-weight="bold" style:font-name-asian="Montserrat1" style:font-size-asian="12pt" style:font-weight-asian="bold" style:font-name-complex="Montserrat1" style:font-size-complex="12pt"/>
    </style:style>
    <style:style style:name="P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auto" fo:break-after="auto" fo:padding="0cm" fo:border="none"/>
      <style:text-properties fo:color="#c19a4f" loext:opacity="100%" style:font-name="Montserrat" fo:font-size="18pt" fo:font-weight="bold" style:font-name-asian="Montserrat1" style:font-size-asian="18pt" style:font-weight-asian="bold" style:font-name-complex="Montserrat1" style:font-size-complex="18pt"/>
    </style:style>
    <style:style style:name="P9" style:family="paragraph" style:parent-style-name="Standard">
      <style:paragraph-properties fo:margin-top="0cm" fo:margin-bottom="0cm" style:contextual-spacing="false" fo:line-height="150%" fo:text-align="justify" style:justify-single-word="false" fo:break-before="auto" fo:break-after="auto" fo:padding="0cm" fo:border="none"/>
      <style:text-properties fo:color="#ee6b00" loext:opacity="100%" style:font-name="Cabin" fo:font-size="24pt" fo:background-color="#ffffff" style:font-name-asian="Cabin1" style:font-size-asian="24pt" style:font-name-complex="Cabin1" style:font-size-complex="24pt"/>
    </style:style>
    <style:style style:name="P10" style:family="paragraph" style:parent-style-name="Standard">
      <style:paragraph-properties fo:margin-top="0cm" fo:margin-bottom="0cm" style:contextual-spacing="false" fo:line-height="150%" fo:text-align="center" style:justify-single-word="false" fo:break-before="auto" fo:break-after="auto" fo:padding="0cm" fo:border="none"/>
      <style:text-properties fo:color="#ee6b00" loext:opacity="100%" style:font-name="Cabin" fo:font-size="24pt" fo:background-color="#ffffff" style:font-name-asian="Cabin1" style:font-size-asian="24pt" style:font-name-complex="Cabin1" style:font-size-complex="24pt"/>
    </style:style>
    <style:style style:name="P11" style:family="paragraph" style:parent-style-name="Standard">
      <style:paragraph-properties fo:margin-top="0cm" fo:margin-bottom="0cm" style:contextual-spacing="false" fo:line-height="150%" fo:text-align="justify" style:justify-single-word="false" fo:break-before="auto" fo:break-after="auto" fo:padding="0cm" fo:border="none"/>
      <style:text-properties fo:color="#113452" loext:opacity="100%" style:font-name="Montserrat" fo:font-size="18pt" fo:font-weight="bold" style:font-name-asian="Montserrat1" style:font-size-asian="18pt" style:font-weight-asian="bold" style:font-name-complex="Montserrat1" style:font-size-complex="18pt"/>
    </style:style>
    <style:style style:name="P12" style:family="paragraph" style:parent-style-name="Standard">
      <style:paragraph-properties fo:margin-top="0cm" fo:margin-bottom="0cm" style:contextual-spacing="false" fo:line-height="150%" fo:text-align="center" style:justify-single-word="false" fo:break-before="auto" fo:break-after="auto" fo:padding="0cm" fo:border="none"/>
      <style:text-properties fo:color="#113452" loext:opacity="100%" style:font-name="Montserrat" fo:font-size="18pt" fo:font-weight="bold" style:font-name-asian="Montserrat1" style:font-size-asian="18pt" style:font-weight-asian="bold" style:font-name-complex="Montserrat1" style:font-size-complex="18pt"/>
    </style:style>
    <style:style style:name="P13" style:family="paragraph" style:parent-style-name="Standard">
      <style:paragraph-properties fo:margin-top="0cm" fo:margin-bottom="0cm" style:contextual-spacing="false" fo:line-height="150%" fo:text-align="center" style:justify-single-word="false" fo:padding="0cm" fo:border="none"/>
      <style:text-properties fo:color="#113452" loext:opacity="100%" style:font-name="Montserrat" fo:font-size="18pt" fo:font-weight="bold" style:font-name-asian="Montserrat1" style:font-size-asian="18pt" style:font-weight-asian="bold" style:font-name-complex="Montserrat1" style:font-size-complex="18pt"/>
    </style:style>
    <style:style style:name="P14" style:family="paragraph" style:parent-style-name="Standard">
      <style:paragraph-properties fo:line-height="125%"/>
      <style:text-properties fo:color="#113452" loext:opacity="100%" style:font-name="Montserrat" fo:font-size="18pt" fo:font-weight="bold" style:font-name-asian="Montserrat1" style:font-size-asian="18pt" style:font-weight-asian="bold" style:font-name-complex="Montserrat1" style:font-size-complex="18pt"/>
    </style:style>
    <style:style style:name="P15" style:family="paragraph" style:parent-style-name="Standard">
      <style:paragraph-properties fo:margin-top="0.282cm" fo:margin-bottom="0.212cm" style:contextual-spacing="false" fo:line-height="125%" fo:text-align="center" style:justify-single-word="false"/>
      <style:text-properties fo:color="#113452" loext:opacity="100%" style:font-name="Montserrat" fo:font-size="30pt" fo:font-weight="bold" style:font-name-asian="Montserrat1" style:font-size-asian="30pt" style:font-weight-asian="bold" style:font-name-complex="Montserrat1" style:font-size-complex="30pt"/>
    </style:style>
    <style:style style:name="P16" style:family="paragraph" style:parent-style-name="Standard">
      <style:paragraph-properties fo:line-height="115%"/>
      <style:text-properties style:font-name="Cabin" fo:font-weight="bold" style:font-name-asian="Cabin1" style:font-weight-asian="bold" style:font-name-complex="Cabin1"/>
    </style:style>
    <style:style style:name="P17" style:family="paragraph" style:parent-style-name="Standard">
      <style:paragraph-properties fo:line-height="125%"/>
      <style:text-properties style:font-name="Cabin" fo:font-weight="bold" officeooo:rsid="001bed9c" officeooo:paragraph-rsid="001bed9c" style:font-name-asian="Cabin1" style:font-weight-asian="bold" style:font-name-complex="Cabin1" style:font-weight-complex="bold"/>
    </style:style>
    <style:style style:name="P18" style:family="paragraph" style:parent-style-name="Standard">
      <style:paragraph-properties fo:line-height="125%"/>
      <style:text-properties style:font-name="Cabin" style:text-underline-style="solid" style:text-underline-width="auto" style:text-underline-color="font-color" officeooo:rsid="001bed9c" officeooo:paragraph-rsid="001bed9c" style:font-name-asian="Cabin1" style:font-name-complex="Cabin1"/>
    </style:style>
    <style:style style:name="P19" style:family="paragraph" style:parent-style-name="Standard">
      <style:paragraph-properties fo:line-height="115%"/>
      <style:text-properties style:font-name="Cabin" style:text-underline-style="solid" style:text-underline-width="auto" style:text-underline-color="font-color" fo:font-weight="normal" officeooo:rsid="001bed9c" officeooo:paragraph-rsid="001bed9c" style:font-name-asian="Cabin1" style:font-weight-asian="normal" style:font-name-complex="Cabin1" style:font-weight-complex="normal"/>
    </style:style>
    <style:style style:name="P20" style:family="paragraph" style:parent-style-name="Standard">
      <style:paragraph-properties fo:line-height="115%"/>
      <style:text-properties style:font-name="Cabin" style:text-underline-style="solid" style:text-underline-width="auto" style:text-underline-color="font-color" fo:font-weight="normal" officeooo:rsid="0022f8ac" officeooo:paragraph-rsid="0022f8ac" style:font-name-asian="Cabin1" style:font-weight-asian="normal" style:font-name-complex="Cabin1" style:font-weight-complex="normal"/>
    </style:style>
    <style:style style:name="P21" style:family="paragraph" style:parent-style-name="Standard">
      <style:paragraph-properties fo:line-height="115%"/>
      <style:text-properties style:font-name="Cabin" fo:font-weight="normal" officeooo:rsid="0022f8ac" officeooo:paragraph-rsid="0022f8ac" style:font-name-asian="Cabin1" style:font-weight-asian="normal" style:font-name-complex="Cabin1"/>
    </style:style>
    <style:style style:name="P22" style:family="paragraph" style:parent-style-name="Standard">
      <style:paragraph-properties fo:line-height="115%"/>
      <style:text-properties style:font-name="Cabin" style:text-underline-style="none" fo:font-weight="normal" officeooo:rsid="0022f8ac" officeooo:paragraph-rsid="0022f8ac" style:font-name-asian="Cabin1" style:font-weight-asian="normal" style:font-name-complex="Cabin1" style:font-weight-complex="normal"/>
    </style:style>
    <style:style style:name="P23" style:family="paragraph" style:parent-style-name="Standard">
      <style:paragraph-properties fo:line-height="115%"/>
      <style:text-properties style:font-name="Cabin" fo:font-size="10.5pt" style:text-underline-style="none" fo:font-weight="normal" officeooo:rsid="0022f8ac" officeooo:paragraph-rsid="0022f8ac" style:font-name-asian="Cabin1" style:font-size-asian="10.5pt" style:font-weight-asian="normal" style:font-name-complex="Cabin1" style:font-size-complex="10.5pt" style:font-weight-complex="normal"/>
    </style:style>
    <style:style style:name="P24" style:family="paragraph" style:parent-style-name="Standard">
      <style:paragraph-properties fo:line-height="115%"/>
      <style:text-properties style:font-name="Cabin" fo:font-size="10.5pt" style:text-underline-style="none" fo:font-weight="normal" officeooo:rsid="001bed9c" officeooo:paragraph-rsid="001bed9c" style:font-name-asian="Cabin1" style:font-size-asian="10.5pt" style:font-weight-asian="normal" style:font-name-complex="Cabin1" style:font-size-complex="10.5pt" style:font-weight-complex="normal"/>
    </style:style>
    <style:style style:name="P25" style:family="paragraph" style:parent-style-name="Standard">
      <style:paragraph-properties fo:line-height="115%"/>
      <style:text-properties style:font-name="Cabin" fo:font-size="10.5pt" style:text-underline-style="none" fo:font-weight="normal" officeooo:rsid="001db85b" officeooo:paragraph-rsid="001db85b" style:font-name-asian="Cabin1" style:font-size-asian="10.5pt" style:font-weight-asian="normal" style:font-name-complex="Cabin1" style:font-size-complex="10.5pt" style:font-weight-complex="normal"/>
    </style:style>
    <style:style style:name="P26" style:family="paragraph" style:parent-style-name="Standard">
      <style:paragraph-properties fo:line-height="115%"/>
      <style:text-properties style:font-name="Cabin" fo:font-size="10.5pt" style:text-underline-style="none" fo:font-weight="normal" officeooo:rsid="002107be" officeooo:paragraph-rsid="002107be" style:font-name-asian="Cabin1" style:font-size-asian="10.5pt" style:font-weight-asian="normal" style:font-name-complex="Cabin1" style:font-size-complex="10.5pt" style:font-weight-complex="normal"/>
    </style:style>
    <style:style style:name="P27" style:family="paragraph" style:parent-style-name="Standard">
      <style:paragraph-properties fo:line-height="115%"/>
      <style:text-properties style:font-name="Cabin" fo:font-size="10.5pt" fo:font-weight="normal" officeooo:rsid="001bed9c" officeooo:paragraph-rsid="001bed9c" style:font-name-asian="Cabin1" style:font-size-asian="10.5pt" style:font-weight-asian="normal" style:font-name-complex="Cabin1" style:font-size-complex="10.5pt"/>
    </style:style>
    <style:style style:name="P28" style:family="paragraph" style:parent-style-name="Standard">
      <style:paragraph-properties fo:line-height="115%"/>
      <style:text-properties style:font-name="Cabin" fo:font-size="10.5pt" fo:font-weight="normal" officeooo:rsid="0022f8ac" officeooo:paragraph-rsid="0022f8ac" style:font-name-asian="Cabin1" style:font-size-asian="10.5pt" style:font-weight-asian="normal" style:font-name-complex="Cabin1" style:font-size-complex="10.5pt"/>
    </style:style>
    <style:style style:name="P29" style:family="paragraph" style:parent-style-name="Standard">
      <style:paragraph-properties fo:line-height="115%"/>
      <style:text-properties style:font-name="Cabin" fo:font-size="10.5pt" fo:font-weight="normal" officeooo:rsid="001bed9c" officeooo:paragraph-rsid="001bed9c" style:font-name-asian="Cabin1" style:font-size-asian="10.5pt" style:font-weight-asian="normal" style:font-name-complex="Cabin1" style:font-size-complex="10.5pt" style:font-weight-complex="normal"/>
    </style:style>
    <style:style style:name="P30" style:family="paragraph" style:parent-style-name="Standard">
      <style:paragraph-properties fo:line-height="125%"/>
      <style:text-properties officeooo:rsid="001bed9c" officeooo:paragraph-rsid="001bed9c"/>
    </style:style>
    <style:style style:name="P31" style:family="paragraph" style:parent-style-name="Standard">
      <style:paragraph-properties fo:margin-top="0.423cm" fo:margin-bottom="0.423cm" style:contextual-spacing="false" fo:line-height="125%"/>
      <style:text-properties fo:color="#666666" loext:opacity="100%" style:font-name="Montserrat" fo:font-size="12pt" style:font-name-asian="Montserrat1" style:font-size-asian="12pt" style:font-name-complex="Montserrat1" style:font-size-complex="12pt"/>
    </style:style>
    <style:style style:name="P32" style:family="paragraph" style:parent-style-name="Title">
      <style:paragraph-properties fo:margin-top="0cm" fo:margin-bottom="0cm" style:contextual-spacing="false" fo:line-height="125%"/>
      <style:text-properties fo:color="#c19a4f" loext:opacity="100%" style:font-name="Montserrat" fo:font-size="12pt" fo:font-weight="bold" style:font-name-asian="Montserrat1" style:font-size-asian="12pt" style:font-weight-asian="bold" style:font-name-complex="Montserrat1" style:font-size-complex="12pt"/>
    </style:style>
    <style:style style:name="P33" style:family="paragraph" style:parent-style-name="Standard" style:master-page-name="Standard">
      <style:paragraph-properties fo:margin-top="0cm" fo:margin-bottom="0cm" style:contextual-spacing="false" fo:line-height="150%" fo:text-align="start" style:justify-single-word="false" style:page-number="1" fo:break-before="auto" fo:break-after="auto" fo:padding="0cm" fo:border="none"/>
      <style:text-properties fo:color="#ee6b00" loext:opacity="100%" style:font-name="Cabin" fo:font-size="24pt" fo:background-color="#ffffff" style:font-name-asian="Cabin1" style:font-size-asian="24pt" style:font-name-complex="Cabin1" style:font-size-complex="24pt"/>
    </style:style>
    <style:style style:name="T1" style:family="text">
      <style:text-properties officeooo:rsid="001f85bf"/>
    </style:style>
    <style:style style:name="T2" style:family="text">
      <style:text-properties officeooo:rsid="0020bd7d"/>
    </style:style>
    <style:style style:name="T3" style:family="text">
      <style:text-properties officeooo:rsid="0022f8ac"/>
    </style:style>
    <style:style style:name="T4" style:family="text">
      <style:text-properties officeooo:rsid="002562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9"/>
      <text:p text:style-name="P8">TASK</text:p>
      <text:p text:style-name="P15">Exploratory Data Analysis on the Automobile Data Set</text:p>
      <text:p text:style-name="P10"/>
      <text:p text:style-name="P10"/>
      <text:p text:style-name="P10"/>
      <text:p text:style-name="P10"/>
      <text:p text:style-name="P10"/>
      <text:p text:style-name="P12"/>
      <text:p text:style-name="P13"/>
      <text:p text:style-name="P13"/>
      <text:p text:style-name="P13"/>
      <text:p text:style-name="P11"/>
      <text:p text:style-name="P14"><text:soft-page-break/>Introduction</text:p>
      <text:p text:style-name="P31">Summary of the data set, <text:span text:style-name="T4">please see “automobile_figures.pdf” for data visualisations</text:span></text:p>
      <text:p text:style-name="P5">DATA CLEANING</text:p>
      <text:p text:style-name="P30">The following steps were taken in cleaning the data:</text:p>
      <text:p text:style-name="P30"/>
      <text:p text:style-name="P30">- A general value count was printed out for all columns to check for any problematic data values, as well as missing values (which in this data were represented by a “?”). As far as can be seen there was no issue with the discrete data in this set, and there were no null values beyond those marked by the “?”.</text:p>
      <text:p text:style-name="P30"/>
      <text:p text:style-name="P30">- A pass was run to confirm that all string data in the set is lower case for correct <text:span text:style-name="T1">grouping</text:span> later on.</text:p>
      <text:p text:style-name="P30"/>
      <text:p text:style-name="P30">- The “symboling” column was dropped as I could see no use for it in the data analysis.</text:p>
      <text:p text:style-name="P30"/>
      <text:p text:style-name="P30">- I printed out the dtypes for the data set in order to confirm that all the correct data types were applied. A number of numerical columns were marked as “object” rather than int or float, so the incorrect columns were converted to <text:span text:style-name="T1">the relevant numerical dtype.</text:span></text:p>
      <text:p text:style-name="P30"/>
      <text:p text:style-name="P30">- Column names <text:span text:style-name="T2">in the original data</text:span> made use of hyphens rather than underscores. This wasn’t too big <text:span text:style-name="T2">of</text:span> an issue, but the hyphens made certain code difficult to implement later on, so I replaced all the hyphens in the field names with underscores for my convenience.</text:p>
      <text:p text:style-name="P5"/>
      <text:p text:style-name="P6"><text:bookmark text:name="_gjdgxs"/>MISSING DATA</text:p>
      <text:p text:style-name="P30">As mentioned above, all missing data in this data set was marked with a “?” symbol. The approaches I took for this missing data was as follows:</text:p>
      <text:p text:style-name="P30"/>
      <text:p text:style-name="P30">- The “normalized-losses” field had by far the largest number of missing data (41 of 205 total). For this reason, I decided to drop the column entirely, as the column was for continuous data that would be difficult to extrapolate from the data <text:span text:style-name="T2">set</text:span> accurately.</text:p>
      <text:p text:style-name="P30"/>
      <text:p text:style-name="P30">- The missing values for both “bore” and “stroke” applied to the same two cars. As these values were for continuous data that was difficult to replace, I removed these two records.</text:p>
      <text:p text:style-name="P30"/>
      <text:p text:style-name="P30"><text:soft-page-break/>- Similarly, the two missing “horsepower” and “peak_rpm” values were for the same two cars, the records for which again I dropped due to the difficulty of estimating the values. These were unfortunately the only two “renault” makes on the list, but horsepower and peak_rpm are both reasonably important fields, so I decided that it would be best to remove the records.</text:p>
      <text:p text:style-name="P30"/>
      <text:p text:style-name="P30">- <text:s/>There were four vehicles missing the “price” value. Due to the importance of this field in analysing the results, I decided it would be best to drop these four records.</text:p>
      <text:p text:style-name="P30"/>
      <text:p text:style-name="P30">- <text:s/>There were two values missing for “num-of-doors”. Since both cars missing these values were of body_style “sedan”, I used this to guess their values. The vast majority of sedan style cars had four doors, so I replace all of these missing values with “four”.</text:p>
      <text:p text:style-name="P30"/>
      <text:p text:style-name="P30"/>
      <text:p text:style-name="P6"><text:bookmark text:name="_30j0zll"/>DATA STORIES AND VISUALISATIONS</text:p>
      <text:p text:style-name="P7"/>
      <text:p text:style-name="P17">Please see the accompanying PDF (automobile_figures.pdf) for the figures discussed in this EDA.</text:p>
      <text:p text:style-name="P17"/>
      <text:p text:style-name="P18">Price Relationships</text:p>
      <text:p text:style-name="P29">Price is probably the most interesting metric by which this data set can be examined. Figure 2 shows the relationship between the make of cars and the average price of said models. As can be seen, there are a small number of car makes that have notably high average prices, these being: BMW, Jaguar, Mercedes-Benz and Porsche. Comparing this to Figure 1, which displays the total count of all cars by make in the data set, we can see that the number of cars counted for these more expensive brands is generally lower than average, with Jaguar and Porsche (the most expensive brands) having notably lower sample counts in the data set.</text:p>
      <text:p text:style-name="P29"/>
      <text:p text:style-name="P29">Figure 2a displays the price of cars by body style, which again reveals a reasonably clear divide between the most expensive styles and cheaper styles. Convertibles and hardtops have notably higher maximum prices, whilst the higher prices for hatchbacks and wagons barely match the averages of convertibles/hardtops. Sedans have a noticeably wide range of prices, with the largest number of outliers of the 5 styles. This may be explained by the information in Figure 2b, which clearly shows that the more expensive brands mentioned above are represented by a large number of sedan cars, particularly BMW and Jaguar which are entirely comprised of sedans. The large price range for sedans is further explained in Figure 2c, which shows that sedans comprise the largest group by body style in the data set. <text:s/>It can be noted however, that hatchbacks, despite being the second largest group in the data set, have the smallest price range overall, even when taking outliers into account.</text:p>
      <text:p text:style-name="P27"><text:soft-page-break/></text:p>
      <text:p text:style-name="P27">Pricier cars also benefit from more horsepower and overall volume. As Figure 4 shows, there is a clear linear relationship between the price of a car and the amount of horsepower it has, regardless of the style of car. Figure 7 goes on to show that there is a similar relationship between price and volume, with a loose but visible upward trend in car size as the price increases. This of course makes some sense, as larger cars will also require higher amounts of horsepower to move them. </text:p>
      <text:p text:style-name="P27"/>
      <text:p text:style-name="P27">Another area of interest is the relationship between price and MPG (Miles Per Gallon). As Figure 6 shows, the MPG of cars decreases as their price increases, both in the city and on the highway. There is also a noticeable gap between the efficiency of city driving and highway driving, however this doesn’t seem to be affected by price, with the gap more or less staying the same across the price range (figure 6a better demonstrates this for cars with a price lower than 20000). <text:s/>The effect of fuel type on MPG efficiency is explored in the next section.</text:p>
      <text:p text:style-name="P27"/>
      <text:p text:style-name="P27"/>
      <text:p text:style-name="P28">Key Takeaways for Price:</text:p>
      <text:p text:style-name="P28">- BMW, Jaguar, Mercedes-Benz and Porsche offer pricier cars than average</text:p>
      <text:p text:style-name="P28">- Hardtops and Convertibles are generally more expensive than other styles</text:p>
      <text:p text:style-name="P28">- Sedans are the most varied car in terms of price</text:p>
      <text:p text:style-name="P28">- More expensive cars tend to have more Horsepower and Volume</text:p>
      <text:p text:style-name="P28">- The most expensive cars have a markedly worse fuel efficiency</text:p>
      <text:p text:style-name="P21"/>
      <text:p text:style-name="P21"/>
      <text:p text:style-name="P19">Fuel Type and MPG</text:p>
      <text:p text:style-name="P24">If we examine Figure 5, we can see the relationship between the price of cars and their fuel type. As can be seen, the average price of gas cars is lower than that of diesel. This may seem slightly counterintuitive as - despite establishing MPG being negatively affected by higher prices - the following figures concerning fuel type show that diesel cars generally enjoy a better MPG than their gas counterparts. Figures 9 and 9a show a small but clear advantage of diesel cars over gas concerning MPG. Mechanically this is likely explained by the information in Figures 10 and 11, which show that diesel cars have a markedly lower average horsepower and peak rpm, both of which likely contribute to a greater fuel efficiency. </text:p>
      <text:p text:style-name="P24"/>
      <text:p text:style-name="P25">The disconnect between high diesel fuel efficiency and the general trend of more expensive cars having lower fuel efficiency is likely explainable by the massive majority of gas over diesel in the data set (as can be seen in Figure 5a). We can also see in Figure 5 that, whilst the average price of gas cars is lower, their range is much greater with a large number of expensive outliers that comprise almost all cars greater than 30000 in price, meaning gas cars exert a greater influence over the data set as a whole.</text:p>
      <text:p text:style-name="P24"/>
      <text:p text:style-name="P26">As for fuel efficiency by make, Figure 12 shows that Chevrolet enjoys the highest MPG within <text:soft-page-break/>cities by quite a wide margin, with the other brands forming a roughly similar band below it. Perhaps unsurprisingly, Jaguar and Porsche, previously established as the two most expensive makes, also have the lowest fuel efficiency, with BMW and Mercedes-Benz making up some of the lower values in the main group.</text:p>
      <text:p text:style-name="P26"/>
      <text:p text:style-name="P23">Key Takeaways for fuel efficiency:</text:p>
      <text:p text:style-name="P23">- Diesel cars are on average more expensive than gas cars</text:p>
      <text:p text:style-name="P23">- Diesel cars enjoy a higher fuel efficiency than gas cars</text:p>
      <text:p text:style-name="P23">- Diesel cars tend to have much lower peak RPM and horsepower</text:p>
      <text:p text:style-name="P23">- Chevrolet offers the best fuel efficiency for price on average</text:p>
      <text:p text:style-name="P26"/>
      <text:p text:style-name="P20">Engine Statistics</text:p>
      <text:p text:style-name="P23">As the data set offers a decent amount of information on the engine statistics for each car, various observations can me made on the relationships between various characteristics. We can see in Figure 13 that, despite the massive outliers at the lower end of the Bore/Stroke axis, there is a very slightly positive correlation between the Bore/Stroke of a car and the Horsepower it can output. The same can be seen for Bore/Stroke against the weight of the car, which makes sense as heavier cars will need greater horsepower. The same cannot be said between Bore/Stroke and the peak RPM however, Figure 14 shows that there is seemingly no relationship between the Bore/Stroke of a car and the peak RPM, with the data following a generally flat trajectory.</text:p>
      <text:p text:style-name="P23"/>
      <text:p text:style-name="P23">The number of cylinders a car has exacts a much more extreme effect on the horsepower of the car, with Figure 16 showing that there is a steady positive correlation between the number of cylinders and horsepower. As with Bore/Stroke, Figure 17 shows that there is no relationship between the number of cylinders and the peak RPM of a car, with all averages following a generally flat trajectory across the board.</text:p>
      <text:p text:style-name="P23"/>
      <text:p text:style-name="P23">Compression Ratio also seems to have a very mild effect on the horsepower of a car. Figure 20 shows the relationship between compression ratio and horsepower for the full data set. This doesn’t seem to show any clear patterns, besides a notable group of outliers with extremely high compression ratios. As Figure 18a shows, these outliers are likely the diesel cars, which have a much higher compression ratio than gas cars. Removing the diesel outliers shows a slightly clearer picture on the effect of compression ratio on horsepower, with Figure 19 showing a very slight negative correlation between compression ratio and horsepower. This pattern is only very mild however, and a larger sample group would likely be needed to confirm this. Figure 20 shows that the number of cylinders has little effect on the compression ratio, with only the single 12 cylinder car having a higher ratio (this accounts for the one remaining outlier in Figure 19).</text:p>
      <text:p text:style-name="P23"/>
      <text:p text:style-name="P23">One additional minor point to note is that, of the three drive wheel types, rwd (rear wheel drive) has a noticeably higher horsepower output than fwd and 4wd (as can be seen in figure 8). <text:soft-page-break/>Figure 8a shows the likely reason for this, as the average price of rwd cars is much higher than the other two types and, as established in the first section of this report, higher price generally equals higher horsepower.</text:p>
      <text:p text:style-name="P23"/>
      <text:p text:style-name="P23">Key Takeaways from Engine Statistics:</text:p>
      <text:p text:style-name="P23">- Higher Bore/Stroke generally means a higher horsepower, but not peak RPM</text:p>
      <text:p text:style-name="P23">- The more cylinders an engine has, the more horsepower it can produce</text:p>
      <text:p text:style-name="P23">- Diesel cars have a much higher compression ratio than gas</text:p>
      <text:p text:style-name="P23">- Rear wheel drive cars have a higher horsepower than the other two drive wheel types</text:p>
      <text:p text:style-name="P23">- Generally, higher horsepower means a lower compression ratio, but only very loosely</text:p>
      <text:p text:style-name="P22"/>
      <text:p text:style-name="P16"/>
      <text:p text:style-name="P16">THIS REPORT WAS WRITTEN BY : <text:s/><text:span text:style-name="T3">Archie Macdonald</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bin" svg:font-family="Cabin" style:font-family-generic="roman" style:font-pitch="variable"/>
    <style:font-face style:name="Cabin1" svg:font-family="Cabin"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 Light" svg:font-family="'Montserrat Light'" style:font-family-generic="roman" style:font-pitch="variable"/>
    <style:font-face style:name="Montserrat Light1" svg:font-family="'Montserrat Light'"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Montserrat Light" fo:font-size="11pt" fo:language="none" fo:country="none" style:letter-kerning="false" style:font-name-asian="Montserrat Light1" style:font-size-asian="11pt" style:language-asian="zh" style:country-asian="CN" style:font-name-complex="Montserrat Ligh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Montserrat Light" fo:font-size="11pt" fo:language="none" fo:country="none" style:letter-kerning="false" style:font-name-asian="Montserrat Light1" style:font-size-asian="11pt" style:language-asian="zh" style:country-asian="CN" style:font-name-complex="Montserrat Light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break-before="auto" fo:break-after="auto" fo:padding="0cm" fo:border="none"/>
    </style:style>
    <style:style style:name="MP2" style:family="paragraph" style:parent-style-name="Standard">
      <style:paragraph-properties fo:break-before="auto" fo:break-after="auto" fo:padding="0cm" fo:border="none"/>
    </style:style>
    <style:style style:name="MP3" style:family="paragraph" style:parent-style-name="Standard">
      <style:paragraph-properties fo:break-before="auto" fo:break-after="auto"/>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3"/>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Linux_X86_64 LibreOffice_project/40$Build-3</meta:generator>
    <dc:date>2023-01-05T12:32:35.871782763</dc:date>
    <meta:editing-duration>PT23H6M19S</meta:editing-duration>
    <meta:editing-cycles>8</meta:editing-cycles>
    <meta:document-statistic meta:table-count="0" meta:image-count="0" meta:object-count="0" meta:page-count="6" meta:paragraph-count="52" meta:word-count="1858" meta:character-count="10732" meta:non-whitespace-character-count="8919"/>
  </office:meta>
</office:document-meta>
</file>